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S</text:p>
          </table:table-cell>
          <table:table-cell/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FC40</text:p>
          </table:table-cell>
          <table:table-cell table:style-name="ce1"/>
          <table:table-cell/>
          <table:table-cell office:value-type="string" calcext:value-type="string">
            <text:p>BINS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0 - 0.1</text:p>
          </table:table-cell>
          <table:table-cell office:value-type="string" calcext:value-type="string">
            <text:p>]”</text:p>
          </table:table-cell>
          <table:table-cell office:value-type="float" office:value="4435" calcext:value-type="float">
            <text:p>4435</text:p>
          </table:table-cell>
          <table:table-cell office:value-type="float" office:value="2218" calcext:value-type="float">
            <text:p>2218</text:p>
          </table:table-cell>
          <table:table-cell office:value-type="float" office:value="1479" calcext:value-type="float">
            <text:p>1479</text:p>
          </table:table-cell>
          <table:table-cell office:value-type="float" office:value="1109" calcext:value-type="float">
            <text:p>1109</text:p>
          </table:table-cell>
          <table:table-cell table:number-columns-repeated="2"/>
          <table:table-cell office:value-type="string" calcext:value-type="string">
            <text:p>0.0 - 0.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435" calcext:value-type="float">
            <text:p>443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218" calcext:value-type="float">
            <text:p>221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479" calcext:value-type="float">
            <text:p>147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109" calcext:value-type="float">
            <text:p>110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1 - 0.2</text:p>
          </table:table-cell>
          <table:table-cell office:value-type="string" calcext:value-type="string">
            <text:p>]”</text:p>
          </table:table-cell>
          <table:table-cell office:value-type="float" office:value="3237" calcext:value-type="float">
            <text:p>3237</text:p>
          </table:table-cell>
          <table:table-cell office:value-type="float" office:value="1619" calcext:value-type="float">
            <text:p>1619</text:p>
          </table:table-cell>
          <table:table-cell office:value-type="float" office:value="1080" calcext:value-type="float">
            <text:p>1080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string" calcext:value-type="string">
            <text:p>0.1 - 0.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237" calcext:value-type="float">
            <text:p>323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19" calcext:value-type="float">
            <text:p>161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080" calcext:value-type="float">
            <text:p>108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49" calcext:value-type="float">
            <text:p>84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2 - 0.3</text:p>
          </table:table-cell>
          <table:table-cell office:value-type="string" calcext:value-type="string">
            <text:p>]”</text:p>
          </table:table-cell>
          <table:table-cell office:value-type="float" office:value="2054" calcext:value-type="float">
            <text:p>2054</text:p>
          </table:table-cell>
          <table:table-cell office:value-type="float" office:value="1028" calcext:value-type="float">
            <text:p>1028</text:p>
          </table:table-cell>
          <table:table-cell office:value-type="float" office:value="796" calcext:value-type="float">
            <text:p>796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0.2 - 0.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054" calcext:value-type="float">
            <text:p>205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028" calcext:value-type="float">
            <text:p>102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6" calcext:value-type="float">
            <text:p>79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3" calcext:value-type="float">
            <text:p>793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3 - 0.4</text:p>
          </table:table-cell>
          <table:table-cell office:value-type="string" calcext:value-type="string">
            <text:p>]”</text:p>
          </table:table-cell>
          <table:table-cell office:value-type="float" office:value="1312" calcext:value-type="float">
            <text:p>1312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711" calcext:value-type="float">
            <text:p>711</text:p>
          </table:table-cell>
          <table:table-cell table:number-columns-repeated="2"/>
          <table:table-cell office:value-type="string" calcext:value-type="string">
            <text:p>0.3 - 0.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312" calcext:value-type="float">
            <text:p>131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4" calcext:value-type="float">
            <text:p>71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4 - 0.5</text:p>
          </table:table-cell>
          <table:table-cell office:value-type="string" calcext:value-type="string">
            <text:p>]”</text:p>
          </table:table-cell>
          <table:table-cell office:value-type="float" office:value="881" calcext:value-type="float">
            <text:p>881</text:p>
          </table:table-cell>
          <table:table-cell table:number-columns-repeated="3"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0.4 - 0.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81" calcext:value-type="float">
            <text:p>88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5 - 0.6</text:p>
          </table:table-cell>
          <table:table-cell office:value-type="string" calcext:value-type="string">
            <text:p>]”</text:p>
          </table:table-cell>
          <table:table-cell office:value-type="float" office:value="657" calcext:value-type="float">
            <text:p>65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string" calcext:value-type="string">
            <text:p>0.5 - 0.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57" calcext:value-type="float">
            <text:p>65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8" calcext:value-type="float">
            <text:p>62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8" calcext:value-type="float">
            <text:p>628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6 - 0.7</text:p>
          </table:table-cell>
          <table:table-cell office:value-type="string" calcext:value-type="string">
            <text:p>]”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string" calcext:value-type="string">
            <text:p>0.6 - 0.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0" calcext:value-type="float">
            <text:p>71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0" calcext:value-type="float">
            <text:p>71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7 - 0.8</text:p>
          </table:table-cell>
          <table:table-cell office:value-type="string" calcext:value-type="string">
            <text:p>]”</text:p>
          </table:table-cell>
          <table:table-cell table:number-columns-repeated="4" office:value-type="float" office:value="794" calcext:value-type="float">
            <text:p>794</text:p>
          </table:table-cell>
          <table:table-cell table:number-columns-repeated="2"/>
          <table:table-cell office:value-type="string" calcext:value-type="string">
            <text:p>0.7 - 0.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8 - 0.9</text:p>
          </table:table-cell>
          <table:table-cell office:value-type="string" calcext:value-type="string">
            <text:p>]”</text:p>
          </table:table-cell>
          <table:table-cell table:number-columns-repeated="2" office:value-type="float" office:value="791" calcext:value-type="float">
            <text:p>791</text:p>
          </table:table-cell>
          <table:table-cell table:number-columns-repeated="2" office:value-type="float" office:value="792" calcext:value-type="float">
            <text:p>792</text:p>
          </table:table-cell>
          <table:table-cell table:number-columns-repeated="2"/>
          <table:table-cell office:value-type="string" calcext:value-type="string">
            <text:p>0.8 - 0.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9 - 1.0</text:p>
          </table:table-cell>
          <table:table-cell office:value-type="string" calcext:value-type="string">
            <text:p>]”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0.9 - 1.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1" calcext:value-type="float">
            <text:p>75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 Counts</text:p>
          </table:table-cell>
          <table:table-cell/>
          <table:table-cell office:value-type="float" office:value="15621" calcext:value-type="float">
            <text:p>15621</text:p>
          </table:table-cell>
          <table:table-cell office:value-type="float" office:value="9883" calcext:value-type="float">
            <text:p>9883</text:p>
          </table:table-cell>
          <table:table-cell office:value-type="float" office:value="8370" calcext:value-type="float">
            <text:p>8370</text:p>
          </table:table-cell>
          <table:table-cell office:value-type="float" office:value="7766" calcext:value-type="float">
            <text:p>7766</text:p>
          </table:table-cell>
          <table:table-cell table:number-columns-repeated="2"/>
          <table:table-cell office:value-type="string" calcext:value-type="string">
            <text:p>Tot Cou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5621" calcext:value-type="float">
            <text:p>1562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883" calcext:value-type="float">
            <text:p>988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370" calcext:value-type="float">
            <text:p>837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766" calcext:value-type="float">
            <text:p>7766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FC10</text:p>
          </table:table-cell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1 <text:s/>U_COUNT_01 <text:s text:c="2"/></text:p>
          </table:table-cell>
          <table:table-cell/>
          <table:table-cell office:value-type="float" office:value="4435" calcext:value-type="float">
            <text:p>4435</text:p>
          </table:table-cell>
          <table:table-cell table:number-columns-repeated="8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3237" calcext:value-type="float">
            <text:p>323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2054" calcext:value-type="float">
            <text:p>205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312" calcext:value-type="float">
            <text:p>131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15621" calcext:value-type="float">
            <text:p>15621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2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2218" calcext:value-type="float">
            <text:p>221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619" calcext:value-type="float">
            <text:p>161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1028" calcext:value-type="float">
            <text:p>10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9883" calcext:value-type="float">
            <text:p>9883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3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479" calcext:value-type="float">
            <text:p>147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080" calcext:value-type="float">
            <text:p>10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8370" calcext:value-type="float">
            <text:p>8370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4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109" calcext:value-type="float">
            <text:p>110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766" calcext:value-type="float">
            <text:p>776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5:34:28.335405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21:18:56.515789740</meta:creation-date>
    <dc:date>2023-11-02T05:49:39.025270412</dc:date>
    <meta:editing-duration>PT1H24M6S</meta:editing-duration>
    <meta:editing-cycles>9</meta:editing-cycles>
    <meta:generator>LibreOffice/6.4.7.2$Linux_X86_64 LibreOffice_project/40$Build-2</meta:generator>
    <meta:document-statistic meta:table-count="1" meta:cell-count="320" meta:object-count="0"/>
  </office:meta>
</office:document-meta>
</file>